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319in"/>
    </style:style>
    <style:style style:name="co2" style:family="table-column">
      <style:table-column-properties fo:break-before="auto" style:column-width="1.5429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Mini Hematology Lab - Bill of Materials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at#</text:p>
          </table:table-cell>
          <table:table-cell table:style-name="ce2" office:value-type="string" calcext:value-type="string">
            <text:p>Unit cost (EUR)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ubtotal (EUR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PLA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4]*[.E4]" office:value-type="float" office:value="10" calcext:value-type="float">
            <text:p>1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x25mm Hex head - Inox</text:p>
          </table:table-cell>
          <table:table-cell table:style-name="ce3" office:value-type="string" calcext:value-type="string">
            <text:p>RVS Paleis</text:p>
          </table:table-cell>
          <table:table-cell table:style-name="ce9" office:value-type="string" calcext:value-type="string">
            <text:p>933-2-3x25</text:p>
          </table:table-cell>
          <table:table-cell table:style-name="ce10" office:value-type="float" office:value="0.16" calcext:value-type="float">
            <text:p>0.16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[.D5]*[.E5]" office:value-type="float" office:value="0.32" calcext:value-type="float">
            <text:p>0.3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 Hex nut - Inox</text:p>
          </table:table-cell>
          <table:table-cell table:style-name="ce3" office:value-type="string" calcext:value-type="string">
            <text:p>RVS Paleis</text:p>
          </table:table-cell>
          <table:table-cell table:style-name="ce9" office:value-type="string" calcext:value-type="string">
            <text:p>934-2-3</text:p>
          </table:table-cell>
          <table:table-cell table:style-name="ce10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11" table:formula="of:=[.D6]*[.E6]" office:value-type="float" office:value="0.64" calcext:value-type="float">
            <text:p>0.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x8mm Cap head - Inox</text:p>
          </table:table-cell>
          <table:table-cell table:style-name="ce3" office:value-type="string" calcext:value-type="string">
            <text:p>RVS Paleis</text:p>
          </table:table-cell>
          <table:table-cell table:style-name="ce9" office:value-type="string" calcext:value-type="string">
            <text:p>912-2-3x8</text:p>
          </table:table-cell>
          <table:table-cell table:style-name="ce10" office:value-type="float" office:value="0.16" calcext:value-type="float">
            <text:p>0.16</text:p>
          </table:table-cell>
          <table:table-cell table:style-name="ce3" office:value-type="float" office:value="8" calcext:value-type="float">
            <text:p>8</text:p>
          </table:table-cell>
          <table:table-cell table:style-name="ce11" table:formula="of:=[.D7]*[.E7]" office:value-type="float" office:value="1.28" calcext:value-type="float">
            <text:p>1.2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 Washer - Inox</text:p>
          </table:table-cell>
          <table:table-cell table:style-name="ce3" office:value-type="string" calcext:value-type="string">
            <text:p>RVS Paleis</text:p>
          </table:table-cell>
          <table:table-cell table:style-name="ce9" office:value-type="string" calcext:value-type="string">
            <text:p>125-2-3_250</text:p>
          </table:table-cell>
          <table:table-cell table:style-name="ce10" office:value-type="float" office:value="0.01" calcext:value-type="float">
            <text:p>0.01</text:p>
          </table:table-cell>
          <table:table-cell table:style-name="ce3" office:value-type="float" office:value="16" calcext:value-type="float">
            <text:p>16</text:p>
          </table:table-cell>
          <table:table-cell table:style-name="ce11" table:formula="of:=[.D8]*[.E8]" office:value-type="float" office:value="0.16" calcext:value-type="float">
            <text:p>0.16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4x6mm Cap head - Inox</text:p>
          </table:table-cell>
          <table:table-cell table:style-name="ce3" office:value-type="string" calcext:value-type="string">
            <text:p>RVS Paleis</text:p>
          </table:table-cell>
          <table:table-cell table:style-name="ce9" office:value-type="string" calcext:value-type="string">
            <text:p>7985-2-4x6</text:p>
          </table:table-cell>
          <table:table-cell table:style-name="ce10" office:value-type="float" office:value="0.16" calcext:value-type="float">
            <text:p>0.16</text:p>
          </table:table-cell>
          <table:table-cell table:style-name="ce3" office:value-type="float" office:value="18" calcext:value-type="float">
            <text:p>18</text:p>
          </table:table-cell>
          <table:table-cell table:style-name="ce11" table:formula="of:=[.D9]*[.E9]" office:value-type="float" office:value="2.88" calcext:value-type="float">
            <text:p>2.8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4 Hex nut - Inox</text:p>
          </table:table-cell>
          <table:table-cell table:style-name="ce3" office:value-type="string" calcext:value-type="string">
            <text:p>RVS Paleis</text:p>
          </table:table-cell>
          <table:table-cell table:style-name="ce9" office:value-type="string" calcext:value-type="string">
            <text:p>0934-2-4</text:p>
          </table:table-cell>
          <table:table-cell table:style-name="ce10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11" table:formula="of:=[.D10]*[.E10]" office:value-type="float" office:value="0.64" calcext:value-type="float">
            <text:p>0.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2x6mm Button head - Inox</text:p>
          </table:table-cell>
          <table:table-cell table:style-name="ce3" office:value-type="string" calcext:value-type="string">
            <text:p>RVS Paleis</text:p>
          </table:table-cell>
          <table:table-cell table:style-name="ce9" office:value-type="string" calcext:value-type="string">
            <text:p>7985-2-2x6</text:p>
          </table:table-cell>
          <table:table-cell table:style-name="ce10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11" table:formula="of:=[.D11]*[.E11]" office:value-type="float" office:value="0.64" calcext:value-type="float">
            <text:p>0.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Viton o-ring 30x2mm - FKM - FPM - Viton - 80 Shore A -Black</text:p>
          </table:table-cell>
          <table:table-cell table:style-name="ce3" office:value-type="string" calcext:value-type="string">
            <text:p>www.o-ring-stocks.eu</text:p>
          </table:table-cell>
          <table:table-cell table:style-name="ce9" office:value-type="string" calcext:value-type="string">
            <text:p>ORS23647</text:p>
          </table:table-cell>
          <table:table-cell table:style-name="ce10" office:value-type="float" office:value="0.47" calcext:value-type="float">
            <text:p>0.47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[.D12]*[.E12]" office:value-type="float" office:value="1.41" calcext:value-type="float">
            <text:p>1.4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D 5mm White (high brightness)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13]*[.E13]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tranded wire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14]*[.E14]" office:value-type="float" office:value="2" calcext:value-type="float">
            <text:p>2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ST connector 2p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office:value-type="float" office:value="0.1" calcext:value-type="float">
            <text:p>0.1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15]*[.E15]" office:value-type="float" office:value="0.1" calcext:value-type="float">
            <text:p>0.1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camera V2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10" office:value-type="float" office:value="28.95" calcext:value-type="float">
            <text:p>28.95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16]*[.E16]" office:value-type="float" office:value="28.95" calcext:value-type="float">
            <text:p>28.9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Pi4B 8GB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10" office:value-type="float" office:value="89.5" calcext:value-type="float">
            <text:p>89.5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17]*[.E17]" office:value-type="float" office:value="89.5" calcext:value-type="float">
            <text:p>89.5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touch display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10" office:value-type="float" office:value="79.95" calcext:value-type="float">
            <text:p>79.95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18]*[.E18]" office:value-type="float" office:value="79.95" calcext:value-type="float">
            <text:p>79.9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D card 16GB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10" office:value-type="float" office:value="9" calcext:value-type="float">
            <text:p>9.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19]*[.E19]" office:value-type="float" office:value="9" calcext:value-type="float">
            <text:p>9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icro stepper 28BYJ-48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table:formula="of:=13/5" office:value-type="float" office:value="2.6" calcext:value-type="float">
            <text:p>2.60</text:p>
          </table:table-cell>
          <table:table-cell table:style-name="ce3" office:value-type="float" office:value="3" calcext:value-type="float">
            <text:p>3</text:p>
          </table:table-cell>
          <table:table-cell table:style-name="ce11" table:formula="of:=[.D20]*[.E20]" office:value-type="float" office:value="7.8" calcext:value-type="float">
            <text:p>7.8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rduino Nano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office:value-type="float" office:value="3.08" calcext:value-type="float">
            <text:p>3.08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21]*[.E21]" office:value-type="float" office:value="3.08" calcext:value-type="float">
            <text:p>3.0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D lens D13mm FL5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22]*[.E22]" office:value-type="float" office:value="0.28" calcext:value-type="float">
            <text:p>0.2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ouble cemented lens D12.7mm FL50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office:value-type="float" office:value="21" calcext:value-type="float">
            <text:p>21.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23]*[.E23]" office:value-type="float" office:value="21" calcext:value-type="float">
            <text:p>21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icroscope objective (160/60x)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10" office:value-type="float" office:value="29" calcext:value-type="float">
            <text:p>29.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[.D24]*[.E24]" office:value-type="float" office:value="29" calcext:value-type="float">
            <text:p>29.00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PCB motor controller (min order 3)</text:p>
          </table:table-cell>
          <table:table-cell table:style-name="ce4" office:value-type="string" calcext:value-type="string">
            <text:p><text:a xlink:href="http://aisler.net/" xlink:type="simple">Aisler.net</text:a></text:p>
          </table:table-cell>
          <table:table-cell table:style-name="ce8"/>
          <table:table-cell table:style-name="ce3" office:value-type="float" office:value="8.96" calcext:value-type="float">
            <text:p>8.96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[.D25]*[.E25]" office:value-type="float" office:value="8.96" calcext:value-type="float">
            <text:p>8.9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ASSMANN WSW 2.54mm Pitch Vertical 16 Way, Through Hole Stamped Pin Open Frame IC Dip Socket, 1A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9" office:value-type="string" calcext:value-type="string">
            <text:p>674-2432</text:p>
          </table:table-cell>
          <table:table-cell table:style-name="ce3" office:value-type="float" office:value="0.281" calcext:value-type="float">
            <text:p>0.281</text:p>
          </table:table-cell>
          <table:table-cell table:style-name="ce3" office:value-type="float" office:value="2" calcext:value-type="float">
            <text:p>2</text:p>
          </table:table-cell>
          <table:table-cell table:style-name="ce12" table:formula="of:=[.D26]*[.E26]" office:value-type="float" office:value="0.562" calcext:value-type="float">
            <text:p>0.562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JST, XH, B5B, 5 Way, 1 Row, Straight PCB Heade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9" office:value-type="string" calcext:value-type="string">
            <text:p>820-156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3" calcext:value-type="float">
            <text:p>3</text:p>
          </table:table-cell>
          <table:table-cell table:style-name="ce12" table:formula="of:=[.D27]*[.E27]" office:value-type="float" office:value="1.59" calcext:value-type="float">
            <text:p>1.59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JST, XH, B2B, 2 Way, 1 Row, Straight PCB Heade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9" office:value-type="string" calcext:value-type="string">
            <text:p>820-155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2" calcext:value-type="float">
            <text:p>2</text:p>
          </table:table-cell>
          <table:table-cell table:style-name="ce12" table:formula="of:=[.D28]*[.E28]" office:value-type="float" office:value="0.32" calcext:value-type="float">
            <text:p>0.32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olex, Right Angle, Through Hole, Socket Type A USB Connecto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9" office:value-type="string" calcext:value-type="string">
            <text:p>800-6839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[.D29]*[.E29]" office:value-type="float" office:value="1.55" calcext:value-type="float">
            <text:p>1.55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olex, Right Angle, SMT, Socket Type Micro AB 2.0 USB Connecto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9" office:value-type="string" calcext:value-type="string">
            <text:p>702-548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[.D30]*[.E30]" office:value-type="float" office:value="0.9" calcext:value-type="float">
            <text:p>0.9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5V buzzer 12x9.5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[.D31]*[.E31]" office:value-type="float" office:value="0.16" calcext:value-type="float">
            <text:p>0.1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60R SMD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[.D32]*[.E32]" office:value-type="float" office:value="0.002" calcext:value-type="float">
            <text:p>0.00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Header for the arduino socket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[.D33]*[.E33]"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Hex pcb spacer 20mm M2.5</text:p>
          </table:table-cell>
          <table:table-cell table:style-name="ce5" office:value-type="string" calcext:value-type="string">
            <text:p>Aliexpress</text:p>
          </table:table-cell>
          <table:table-cell table:style-name="ce8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" calcext:value-type="float">
            <text:p>4</text:p>
          </table:table-cell>
          <table:table-cell table:style-name="ce12" table:formula="of:=[.D34]*[.E34]" office:value-type="float" office:value="1.2" calcext:value-type="float">
            <text:p>1.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SB C cable 2.4A <text:s/>25c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2.07" calcext:value-type="float">
            <text:p>2.07</text:p>
          </table:table-cell>
          <table:table-cell table:style-name="ce3" office:value-type="float" office:value="1" calcext:value-type="float">
            <text:p>1</text:p>
          </table:table-cell>
          <table:table-cell table:style-name="ce12" table:formula="of:=[.D35]*[.E35]" office:value-type="float" office:value="2.07" calcext:value-type="float">
            <text:p>2.07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" office:value-type="string" calcext:value-type="string">
            <text:p>Total (EUR)</text:p>
          </table:table-cell>
          <table:table-cell table:style-name="ce13" table:formula="of:=SUM([.F4:.F35])" office:value-type="float" office:value="306.054" calcext:value-type="float">
            <text:p>306.05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1" table:number-rows-repeated="7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3" table:number-rows-repeated="104852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2:02:10.649736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document-statistic meta:table-count="1" meta:cell-count="182" meta:object-count="0"/>
  </office:meta>
</office:document-meta>
</file>